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Monac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6600" style:font-name="Consolas" fo:font-size="9.75pt" fo:font-style="normal" fo:font-weight="normal" officeooo:rsid="000ce1be" officeooo:paragraph-rsid="000ce1be"/>
    </style:style>
    <style:style style:name="P2" style:family="paragraph" style:parent-style-name="Preformatted_20_Text">
      <style:paragraph-properties fo:margin-top="0cm" fo:margin-bottom="0cm" loext:contextual-spacing="false" style:line-height-at-least="0.476cm"/>
      <style:text-properties fo:font-variant="normal" fo:text-transform="none" fo:color="#006600" style:font-name="Consolas" fo:font-size="9.75pt" fo:font-style="normal" fo:font-weight="normal"/>
    </style:style>
    <style:style style:name="P3" style:family="paragraph" style:parent-style-name="Preformatted_20_Text">
      <style:paragraph-properties fo:margin-top="0cm" fo:margin-bottom="0cm" loext:contextual-spacing="false" style:line-height-at-least="0.476cm"/>
      <style:text-properties fo:font-variant="normal" fo:text-transform="none" fo:color="#006600"/>
    </style:style>
    <style:style style:name="P4" style:family="paragraph" style:parent-style-name="Preformatted_20_Text">
      <style:paragraph-properties fo:margin-top="0cm" fo:margin-bottom="0cm" loext:contextual-spacing="false" style:line-height-at-least="0.476cm"/>
      <style:text-properties fo:font-variant="normal" fo:text-transform="none" fo:color="#006600" officeooo:paragraph-rsid="000ce1be"/>
    </style:style>
    <style:style style:name="P5" style:family="paragraph" style:parent-style-name="Preformatted_20_Text">
      <style:paragraph-properties fo:margin-top="0cm" fo:margin-bottom="0cm" loext:contextual-spacing="false" style:line-height-at-least="0.476cm"/>
      <style:text-properties fo:font-variant="normal" fo:text-transform="none" fo:color="#000088" style:font-name="Consolas" fo:font-size="9.75pt" fo:font-style="normal" fo:font-weight="normal"/>
    </style:style>
    <style:style style:name="P6" style:family="paragraph" style:parent-style-name="Standard">
      <style:paragraph-properties fo:text-align="center" style:justify-single-word="false"/>
      <style:text-properties officeooo:rsid="000ce1be" officeooo:paragraph-rsid="000ce1be"/>
    </style:style>
    <style:style style:name="P7" style:family="paragraph" style:parent-style-name="Standard">
      <style:paragraph-properties fo:text-align="start" style:justify-single-word="false"/>
      <style:text-properties officeooo:rsid="000ce1be" officeooo:paragraph-rsid="000ce1be"/>
    </style:style>
    <style:style style:name="T1" style:family="text">
      <style:text-properties fo:color="#666600"/>
    </style:style>
    <style:style style:name="T2" style:family="text">
      <style:text-properties fo:color="#666600" style:font-name="Consolas" fo:font-size="9.75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9.75pt" fo:font-style="normal" fo:font-weight="normal"/>
    </style:style>
    <style:style style:name="T5" style:family="text">
      <style:text-properties fo:color="#880000"/>
    </style:style>
    <style:style style:name="T6" style:family="text">
      <style:text-properties fo:color="#880000" style:font-name="Consolas" fo:font-size="9.75pt" fo:font-style="normal" fo:font-weight="normal"/>
    </style:style>
    <style:style style:name="T7" style:family="text">
      <style:text-properties fo:color="#880000" style:font-name="Consolas" fo:font-size="9.75pt" fo:font-style="normal" fo:font-weight="normal" officeooo:rsid="000ce1be"/>
    </style:style>
    <style:style style:name="T8" style:family="text">
      <style:text-properties fo:color="#000088"/>
    </style:style>
    <style:style style:name="T9" style:family="text">
      <style:text-properties fo:color="#000088" style:font-name="Consolas" fo:font-size="9.75pt" fo:font-style="normal" fo:font-weight="normal"/>
    </style:style>
    <style:style style:name="T10" style:family="text">
      <style:text-properties fo:color="#882288"/>
    </style:style>
    <style:style style:name="T11" style:family="text">
      <style:text-properties fo:color="#882288" style:font-name="Consolas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o do XML</text:p>
      <text:p text:style-name="P6"/>
      <text:p text:style-name="P7">O uso do XML para android tem como propósito declarar os layouts padrão do aplicativo, incluindo os elementos da tela que aparecerão neles, os layouts, e em suas propriedades. A vantagem de declarar a Interface de Usuário em XML é separar melhor a apresentação do aplicativo do código que controla seu comportamento. <text:s/>É possível criar layouts XML para diferentes orientações de tela, diferentes tamanhos de tela de dispositivos e diferentes idiomas.</text:p>
      <text:p text:style-name="P7"/>
      <text:p text:style-name="P1"><text:span text:style-name="T1">&lt;?</text:span><text:span text:style-name="T3">xml version</text:span><text:span text:style-name="T1">=</text:span><text:span text:style-name="T5">"1.0"</text:span><text:span text:style-name="T3"> encoding</text:span><text:span text:style-name="T1">=</text:span><text:span text:style-name="T5">"utf-8"</text:span><text:span text:style-name="T1">?&gt;</text:span></text:p>
      <text:p text:style-name="P2"><text:span text:style-name="T8">&lt;LinearLayout</text:span><text:span text:style-name="T3"> </text:span><text:span text:style-name="T10">xmlns:android</text:span><text:span text:style-name="T1">=</text:span><text:span text:style-name="T5">"http://schemas.android.com/apk/res/android"</text:span></text:p>
      <text:p text:style-name="P3"><text:span text:style-name="T3">              </text:span><text:span text:style-name="T11">android:layout_width</text:span><text:span text:style-name="T2">=</text:span><text:span text:style-name="T6">"match_parent"</text:span></text:p>
      <text:p text:style-name="P3"><text:span text:style-name="T3">              </text:span><text:span text:style-name="T11">android:layout_height</text:span><text:span text:style-name="T2">=</text:span><text:span text:style-name="T6">"match_parent"</text:span></text:p>
      <text:p text:style-name="P3"><text:span text:style-name="T3">              </text:span><text:span text:style-name="T11">android:orientation</text:span><text:span text:style-name="T2">=</text:span><text:span text:style-name="T6">"vertical"</text:span><text:span text:style-name="T4"> </text:span><text:span text:style-name="T9">&gt;</text:span></text:p>
      <text:p text:style-name="P3"><text:span text:style-name="T3">    </text:span><text:span text:style-name="T9">&lt;TextView</text:span><text:span text:style-name="T4"> </text:span><text:span text:style-name="T11">android:id</text:span><text:span text:style-name="T2">=</text:span><text:span text:style-name="T6">"@+id/text"</text:span></text:p>
      <text:p text:style-name="P3"><text:span text:style-name="T3">              </text:span><text:span text:style-name="T11">android:layout_width</text:span><text:span text:style-name="T2">=</text:span><text:span text:style-name="T6">"wrap_content"</text:span></text:p>
      <text:p text:style-name="P3"><text:span text:style-name="T3">              </text:span><text:span text:style-name="T11">android:layout_height</text:span><text:span text:style-name="T2">=</text:span><text:span text:style-name="T6">"wrap_content"</text:span></text:p>
      <text:p text:style-name="P3"><text:span text:style-name="T3">              </text:span><text:span text:style-name="T11">android:text</text:span><text:span text:style-name="T2">=</text:span><text:span text:style-name="T6">"Hello, I am a TextView"</text:span><text:span text:style-name="T4"> </text:span><text:span text:style-name="T9">/&gt;</text:span></text:p>
      <text:p text:style-name="P3"><text:span text:style-name="T3">    </text:span><text:span text:style-name="T9">&lt;Button</text:span><text:span text:style-name="T4"> </text:span><text:span text:style-name="T11">android:id</text:span><text:span text:style-name="T2">=</text:span><text:span text:style-name="T6">"@+id/button"</text:span></text:p>
      <text:p text:style-name="P3"><text:span text:style-name="T3">            </text:span><text:span text:style-name="T11">android:layout_width</text:span><text:span text:style-name="T2">=</text:span><text:span text:style-name="T6">"wrap_content"</text:span></text:p>
      <text:p text:style-name="P3"><text:span text:style-name="T3">            </text:span><text:span text:style-name="T11">android:layout_height</text:span><text:span text:style-name="T2">=</text:span><text:span text:style-name="T6">"wrap_content"</text:span></text:p>
      <text:p text:style-name="P3"><text:span text:style-name="T3">            </text:span><text:span text:style-name="T11">android:text</text:span><text:span text:style-name="T2">=</text:span><text:span text:style-name="T6">"Hello, I am a Button"</text:span><text:span text:style-name="T4"> </text:span><text:span text:style-name="T9">/&gt;</text:span></text:p>
      <text:p text:style-name="P4"><text:span text:style-name="T3">    </text:span><text:span text:style-name="T9">&lt;Button</text:span><text:span text:style-name="T4"> </text:span><text:span text:style-name="T11">android:id</text:span><text:span text:style-name="T2">=</text:span><text:span text:style-name="T6">"@+id/button"</text:span></text:p>
      <text:p text:style-name="P4"><text:span text:style-name="T3">            </text:span><text:span text:style-name="T11">android:layout_width</text:span><text:span text:style-name="T2">=</text:span><text:span text:style-name="T6">"wrap_content"</text:span></text:p>
      <text:p text:style-name="P4"><text:span text:style-name="T3">            </text:span><text:span text:style-name="T11">android:layout_height</text:span><text:span text:style-name="T2">=</text:span><text:span text:style-name="T6">"wrap_content"</text:span></text:p>
      <text:p text:style-name="P4"><text:span text:style-name="T4">            </text:span><text:span text:style-name="T11">android:text</text:span><text:span text:style-name="T2">=</text:span><text:span text:style-name="T6">"Hello, I am a Button </text:span><text:span text:style-name="T7">2</text:span><text:span text:style-name="T6">"</text:span><text:span text:style-name="T4"> </text:span><text:span text:style-name="T9">/&gt;</text:span></text:p>
      <text:p text:style-name="P5">&lt;/LinearLayout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Monac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9:35:06.124960000</meta:creation-date>
    <dc:date>2017-02-20T19:44:50.928724052</dc:date>
    <meta:editing-duration>PT9M45S</meta:editing-duration>
    <meta:editing-cycles>1</meta:editing-cycles>
    <meta:generator>LibreOffice/5.2.2.2$Linux_X86_64 LibreOffice_project/20m0$Build-2</meta:generator>
    <meta:document-statistic meta:table-count="0" meta:image-count="0" meta:object-count="0" meta:page-count="1" meta:paragraph-count="20" meta:word-count="115" meta:character-count="1282" meta:non-whitespace-character-count="1018"/>
  </office:meta>
</office:document-meta>
</file>